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ymbol" svg:font-family="Symbol" style:font-family-generic="system" style:font-pitch="variable"/>
    <style:font-face style:name="Times" svg:font-family="Times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/>
    </style:style>
    <style:style style:name="P2" style:family="paragraph" style:parent-style-name="Standard">
      <style:text-properties fo:color="#000000" style:font-name="Arial" officeooo:rsid="0010187d" officeooo:paragraph-rsid="0010187d"/>
    </style:style>
    <style:style style:name="P3" style:family="paragraph" style:parent-style-name="Standard">
      <style:text-properties fo:color="#000000" style:font-name="Arial" officeooo:paragraph-rsid="0015ed47"/>
    </style:style>
    <style:style style:name="P4" style:family="paragraph" style:parent-style-name="Standard">
      <style:text-properties fo:color="#000000" style:font-name="Arial" officeooo:paragraph-rsid="0016f76a"/>
    </style:style>
    <style:style style:name="P5" style:family="paragraph" style:parent-style-name="Standard">
      <style:text-properties fo:color="#000000" style:font-name="Arial" fo:font-weight="bold" officeooo:rsid="0018cf32" officeooo:paragraph-rsid="0018cf32" fo:background-color="#ffff00" style:font-weight-asian="bold" style:font-name-complex="Times"/>
    </style:style>
    <style:style style:name="P6" style:family="paragraph" style:parent-style-name="Standard">
      <style:text-properties fo:color="#000000" style:font-name="Arial" fo:font-weight="bold" style:font-weight-asian="bold" style:font-name-complex="Times"/>
    </style:style>
    <style:style style:name="P7" style:family="paragraph" style:parent-style-name="Standard">
      <style:text-properties fo:color="#000000" style:font-name="Arial" fo:font-weight="bold" officeooo:rsid="0010187d" officeooo:paragraph-rsid="0010187d" style:font-weight-asian="bold" style:font-name-complex="Times"/>
    </style:style>
    <style:style style:name="P8" style:family="paragraph" style:parent-style-name="Standard">
      <style:text-properties fo:color="#000000" style:font-name="Arial" officeooo:paragraph-rsid="0010187d"/>
    </style:style>
    <style:style style:name="P9" style:family="paragraph" style:parent-style-name="Standard">
      <style:text-properties fo:color="#000000" style:font-name="Arial" officeooo:rsid="001e1337"/>
    </style:style>
    <style:style style:name="P10" style:family="paragraph" style:parent-style-name="Standard" style:master-page-name="Standard">
      <style:paragraph-properties style:page-number="auto"/>
      <style:text-properties fo:color="#000000" style:font-name="Arial" fo:font-weight="bold" officeooo:rsid="0018cf32" officeooo:paragraph-rsid="0018cf32" fo:background-color="#ffff00" style:font-weight-asian="bold" style:font-name-complex="Times"/>
    </style:style>
    <style:style style:name="P11" style:family="paragraph" style:parent-style-name="Standard">
      <style:text-properties fo:color="#800000" style:font-name="Arial" fo:font-size="13pt" fo:font-weight="bold" officeooo:rsid="001fe005" officeooo:paragraph-rsid="001fe005" style:font-size-asian="13pt" style:font-weight-asian="bold" style:font-name-complex="Times" style:font-size-complex="13pt"/>
    </style:style>
    <style:style style:name="P12" style:family="paragraph" style:parent-style-name="Standard">
      <style:text-properties fo:color="#800000" style:font-name="Arial" fo:font-weight="bold" officeooo:rsid="0023368d" officeooo:paragraph-rsid="0023368d" style:font-weight-asian="bold" style:font-weight-complex="bold"/>
    </style:style>
    <style:style style:name="P13" style:family="paragraph" style:parent-style-name="Standard">
      <style:text-properties fo:color="#800000" style:font-name="Arial" fo:font-weight="bold" officeooo:paragraph-rsid="001fe005" style:font-weight-asian="bold" style:font-weight-complex="bold"/>
    </style:style>
    <style:style style:name="P14" style:family="paragraph" style:parent-style-name="Standard">
      <style:text-properties fo:color="#800000" style:font-name="Arial" officeooo:rsid="001fe005" officeooo:paragraph-rsid="001fe005"/>
    </style:style>
    <style:style style:name="P15" style:family="paragraph" style:parent-style-name="Standard">
      <style:text-properties fo:color="#000000" style:font-name="Arial"/>
    </style:style>
    <style:style style:name="P16" style:family="paragraph" style:parent-style-name="Standard">
      <style:text-properties fo:color="#000000" style:font-name="Arial" officeooo:rsid="0015ed47" officeooo:paragraph-rsid="0010187d" style:font-name-complex="Times"/>
    </style:style>
    <style:style style:name="P17" style:family="paragraph" style:parent-style-name="Standard">
      <style:text-properties fo:color="#000000" style:font-name="Arial" officeooo:rsid="0023368d" officeooo:paragraph-rsid="0023368d"/>
    </style:style>
    <style:style style:name="P18" style:family="paragraph" style:parent-style-name="Standard">
      <style:text-properties fo:color="#000000" style:font-name="Arial" officeooo:paragraph-rsid="0010187d"/>
    </style:style>
    <style:style style:name="P19" style:family="paragraph" style:parent-style-name="Standard">
      <style:text-properties fo:color="#000000" style:font-name="Arial" officeooo:rsid="001fe005" officeooo:paragraph-rsid="001fe005"/>
    </style:style>
    <style:style style:name="P20" style:family="paragraph" style:parent-style-name="Standard">
      <style:text-properties fo:color="#000000" style:font-name="Arial" officeooo:paragraph-rsid="0023368d"/>
    </style:style>
    <style:style style:name="P21" style:family="paragraph" style:parent-style-name="Standard">
      <style:text-properties fo:color="#000000" style:font-name="Arial" fo:font-weight="bold" officeooo:rsid="0023368d" officeooo:paragraph-rsid="0023368d" style:font-weight-asian="bold" style:font-weight-complex="bold"/>
    </style:style>
    <style:style style:name="P22" style:family="paragraph" style:parent-style-name="Standard">
      <style:text-properties fo:color="#000000" style:font-name="Arial" officeooo:rsid="001e1337" officeooo:paragraph-rsid="0023368d"/>
    </style:style>
    <style:style style:name="P23" style:family="paragraph" style:parent-style-name="Standard">
      <style:paragraph-properties fo:margin-top="0in" fo:margin-bottom="0.1665in" loext:contextual-spacing="false"/>
      <style:text-properties fo:color="#800000" style:font-name="Arial" fo:font-weight="bold" style:font-weight-asian="bold" style:font-weight-complex="bold"/>
    </style:style>
    <style:style style:name="T1" style:family="text">
      <style:text-properties fo:font-size="13pt" fo:font-weight="bold" style:font-size-asian="13pt" style:font-weight-asian="bold" style:font-name-complex="Times" style:font-size-complex="13pt"/>
    </style:style>
    <style:style style:name="T2" style:family="text">
      <style:text-properties officeooo:rsid="001052ce"/>
    </style:style>
    <style:style style:name="T3" style:family="text">
      <style:text-properties fo:font-weight="bold" style:font-weight-asian="bold" style:font-name-complex="Times"/>
    </style:style>
    <style:style style:name="T4" style:family="text">
      <style:text-properties fo:font-weight="bold" officeooo:rsid="0010187d" style:font-weight-asian="bold" style:font-name-complex="Times"/>
    </style:style>
    <style:style style:name="T5" style:family="text">
      <style:text-properties fo:font-weight="bold" officeooo:rsid="0015ed47" style:font-weight-asian="bold" style:font-name-complex="Times"/>
    </style:style>
    <style:style style:name="T6" style:family="text">
      <style:text-properties style:font-name-complex="Times"/>
    </style:style>
    <style:style style:name="T7" style:family="text">
      <style:text-properties officeooo:rsid="0015ed47" style:font-name-complex="Times"/>
    </style:style>
    <style:style style:name="T8" style:family="text">
      <style:text-properties officeooo:rsid="0016f76a" style:font-name-complex="Times"/>
    </style:style>
    <style:style style:name="T9" style:family="text">
      <style:text-properties style:font-name-complex="Symbol"/>
    </style:style>
    <style:style style:name="T10" style:family="text">
      <style:text-properties officeooo:rsid="0023368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Name: </text:p>
      <text:p text:style-name="P5">Name of group members:</text:p>
      <text:p text:style-name="P5"/>
      <text:p text:style-name="P6">Understanding Concepts Exercise</text:p>
      <text:p text:style-name="P6">CMPSC/BIO 300</text:p>
      <text:p text:style-name="P1"><text:span text:style-name="T4">Fall</text:span><text:span text:style-name="T3"> 201</text:span><text:span text:style-name="T4">7</text:span></text:p>
      <text:p text:style-name="P7">26 Sept 2017</text:p>
      <text:p text:style-name="P1"/>
      <text:p text:style-name="P3"><text:span text:style-name="T6">The DNA sequence below represents the first part of the wild-type human CFTR coding</text:span> <text:span text:style-name="T6">sequence. The sequence shown is the </text:span><text:span text:style-name="T3">non-template</text:span><text:span text:style-name="T6"> strand and is written from </text:span><text:span text:style-name="T3">3′→ 5</text:span><text:span text:style-name="T9">′</text:span><text:span text:style-name="T6">. </text:span></text:p>
      <text:p text:style-name="P17"/>
      <text:p text:style-name="P17">dna_str = Seq("CTTTTTTTCAAACCTCTGTTGCGACCGGAAAAGGTCTCCGCTGGAGACGTA")</text:p>
      <text:p text:style-name="P17"/>
      <text:p text:style-name="P23"><text:span text:style-name="T6">3</text:span><text:span text:style-name="T9">′</text:span><text:span text:style-name="T6"> CTTTTTTTCAAACCTCTGTTGCGACCGGAAAAGGTCTCCGCTGGAGACGTA </text:span></text:p>
      <text:p text:style-name="P1"><text:span text:style-name="T5">1) </text:span><text:span text:style-name="T3">DNA Manipulation Algorithm:</text:span></text:p>
      <text:p text:style-name="P1"/>
      <text:p text:style-name="P2">Please run the input sequence above thought the DNA manipulation algorithm by hand. What is the output of the algorithm, given the parameters (i.e., template and orientation)? <text:span text:style-name="T2">Indicate which algorithm step was taken to return the output. </text:span></text:p>
      <text:p text:style-name="P8"/>
      <text:p text:style-name="P17">dna_str.complement()</text:p>
      <text:p text:style-name="P13"><text:span text:style-name="T6">5</text:span><text:span text:style-name="T9">′</text:span><text:span text:style-name="T6"> GAAAAAAAGTTTGGAGACAACGCTGGCCTTTTCCAGAGGCGACCTCTGCAT</text:span></text:p>
      <text:p text:style-name="P8"/>
      <text:p text:style-name="P19">then inverse <text:span text:style-name="T10">the sequence,</text:span></text:p>
      <text:p text:style-name="P19"/>
      <text:p text:style-name="P17">dna_str.reverse_complement()</text:p>
      <text:p text:style-name="P14"><text:span text:style-name="T1">3’ TACGTCTCCAGCGGAGACCTTTTCCGGTCGCAACAGAGGTTTGAAAAAAAG </text:span></text:p>
      <text:p text:style-name="P11"/>
      <text:p text:style-name="P8"/>
      <text:p text:style-name="P16"><text:s text:c="2"/></text:p>
      <text:p text:style-name="P4"><text:span text:style-name="T7">2</text:span><text:span text:style-name="T6">) Given the sequence </text:span><text:span text:style-name="T7">you obtained from the previous step, </text:span><text:span text:style-name="T6">write the mRNA following the base-pairing rules (Transcription algorithm). </text:span><text:span text:style-name="T8">Describe how this step is performed.</text:span></text:p>
      <text:p text:style-name="P1"/>
      <text:p text:style-name="P20"/>
      <text:p text:style-name="P1"/>
      <text:p text:style-name="P1"/>
      <text:p text:style-name="P1"><text:span text:style-name="T7">3</text:span><text:span text:style-name="T6">) Given the mRNA you obtain</text:span><text:span text:style-name="T7">ed,</text:span><text:span text:style-name="T6"> us</text:span><text:span text:style-name="T7">e</text:span><text:span text:style-name="T6"> the genetic code table presented in class </text:span><text:span text:style-name="T7">to</text:span><text:span text:style-name="T6"> translate your mRNA </text:span><text:span text:style-name="T7">into protein </text:span><text:span text:style-name="T6">using the one-letter amino-acid code (Translation algorithm). </text:span><text:span text:style-name="T8">Describe how this step is performed.</text:span></text:p>
      <text:p text:style-name="P17"/>
      <text:p text:style-name="P17">dna_str.translate()</text:p>
      <text:p text:style-name="P12">3’ LFFKPLLRPEKVSAGDV</text:p>
      <text:p text:style-name="P22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ymbol" svg:font-family="Symbol" style:font-family-generic="system" style:font-pitch="variable"/>
    <style:font-face style:name="Times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2pt" style:language-asian="ja" style:country-asian="JP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DejaVu Sans" style:font-size-asian="12pt" style:language-asian="ja" style:country-asian="JP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7-09-25T17:51:42.825118000</meta:creation-date>
    <meta:editing-duration>PT8M21S</meta:editing-duration>
    <meta:generator>LibreOffice/5.1.6.2$Linux_X86_64 LibreOffice_project/10m0$Build-2</meta:generator>
    <dc:date>2017-09-26T12:49:21.666264234</dc:date>
    <meta:document-statistic meta:table-count="0" meta:image-count="0" meta:object-count="0" meta:page-count="1" meta:paragraph-count="21" meta:word-count="160" meta:character-count="1258" meta:non-whitespace-character-count="111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